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3.864cm" fo:min-width="0.029cm" fo:padding-top="0.177cm" fo:padding-bottom="0.177cm" fo:padding-left="0.302cm" fo:padding-right="0.302cm" fo:wrap-option="wrap"/>
    </style:style>
    <style:style style:name="gr4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587cm" fo:min-width="2.04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502cm" fo:min-width="2.04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337cm" fo:min-width="0.29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658cm" fo:min-width="1.861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67cm" fo:min-width="1.17cm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40pt"/>
    </style:style>
    <style:style style:name="P2" style:family="paragraph">
      <loext:graphic-properties draw:fill="none" draw:fill-color="#ffffff"/>
      <style:paragraph-properties fo:text-align="center"/>
      <style:text-properties fo:font-size="40pt"/>
    </style:style>
    <style:style style:name="P3" style:family="paragraph">
      <style:text-properties style:font-name="Times New Roman" fo:font-size="54pt" style:font-size-asian="54pt" style:font-size-complex="54pt"/>
    </style:style>
    <style:style style:name="P4" style:family="paragraph">
      <loext:graphic-properties draw:fill="none" draw:fill-color="#ffffff"/>
      <style:text-properties style:font-name="Times New Roman" fo:font-size="54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T1" style:family="text">
      <style:text-properties style:font-name="Times New Roman" style:font-size-asian="36pt" style:font-size-complex="36pt"/>
    </style:style>
    <style:style style:name="T2" style:family="text">
      <style:text-properties fo:color="#c9211e" loext:opacity="100%" style:font-name="Times New Roman" style:font-size-asian="36pt" style:font-size-complex="36pt"/>
    </style:style>
    <style:style style:name="T3" style:family="text">
      <style:text-properties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cm" svg:height="4cm" svg:x="2.5cm" svg:y="8.75cm">
          <draw:text-box>
            <text:p text:style-name="P1"><text:span text:style-name="T1">Elements of <text:s/>A</text:span><text:span text:style-name="T2">U</text:span><text:span text:style-name="T1">C</text:span> </text:p>
          </draw:text-box>
        </draw:frame>
        <draw:frame draw:style-name="gr2" draw:text-style-name="P4" draw:layer="layout" svg:width="2cm" svg:height="2.36cm" svg:x="8.25cm" svg:y="9.25cm">
          <draw:text-box>
            <text:p text:style-name="P3"><text:span text:style-name="T3">:</text:span></text:p>
          </draw:text-box>
        </draw:frame>
        <draw:custom-shape draw:style-name="gr3" draw:text-style-name="P5" draw:layer="layout" svg:width="1.75cm" svg:height="15cm" svg:x="9.5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5" draw:layer="layout" svg:width="1.75cm" svg:height="15cm" svg:x="23.3cm" svg:y="3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6" draw:layer="layout" svg:width="5.25cm" svg:height="2.75cm" svg:x="11.5cm" svg:y="4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5.25cm" svg:height="2.496cm" draw:transform="skewX (0.433016187419793) translate (19.154cm 4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5cm" svg:height="5cm" svg:x="12cm" svg:y="11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4.881cm" svg:height="2.965cm" draw:transform="skewX (0.482932604026831) rotate (0.0171042266695443) translate (15.62cm 10.259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3.5cm" svg:height="3cm" svg:x="19.5cm" svg:y="13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3:39:45.411650450</meta:creation-date>
    <dc:date>2022-06-07T13:49:41.789524353</dc:date>
    <meta:editing-duration>PT9M56S</meta:editing-duration>
    <meta:editing-cycles>1</meta:editing-cycles>
    <meta:document-statistic meta:object-count="9"/>
    <meta:generator>LibreOffice/7.3.3.2$Linux_X86_64 LibreOffice_project/30$Build-2</meta:generator>
  </office:meta>
</office:document-meta>
</file>